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9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64cm" svg:height="15.223cm" svg:x="2.852cm" svg:y="7.743cm">
          <draw:text-box>
            <text:p><text:span text:style-name="T1">The SceneGraph class creates an OSG scenegraph containing seven iris::MatrixTransform nodes (MTN) and an iris:LightNode.</text:span></text:p>
            <text:p><text:span text:style-name="T1"/></text:p>
            <text:p><text:span text:style-name="T1">The root of the scenegraph is called </text:span><text:span text:style-name="T2">scene</text:span></text:p>
            <text:p><text:span text:style-name="T1"/></text:p>
            <text:p><text:span text:style-name="T1">With the exception of the </text:span><text:span text:style-name="T2">pivot</text:span><text:span text:style-name="T1"> node, models loaded under the </text:span><text:span text:style-name="T2">scene</text:span><text:span text:style-name="T1"> node do not move with navigation, and are in normalized units.</text:span></text:p>
            <text:p><text:span text:style-name="T1"/></text:p>
            <text:p><text:span text:style-name="T1">Directly under the </text:span><text:span text:style-name="T2">scene</text:span><text:span text:style-name="T1"> node are five more MTN nodes:</text:span></text:p>
            <text:p><text:span text:style-name="T1"/></text:p>
            <text:p><text:span text:style-name="T1">- a node named </text:span><text:span text:style-name="T2">ether</text:span><text:span text:style-name="T1">, which always contains the same transformation as the </text:span><text:span text:style-name="T2">world</text:span><text:span text:style-name="T1"> node. </text:span></text:p>
            <text:p><text:span text:style-name="T1"><text:s text:c="2"/></text:span><text:span text:style-name="T1">Models loaded under the </text:span><text:span text:style-name="T2">ether</text:span><text:span text:style-name="T1"> node do not move with navigation, and are in model units.</text:span></text:p>
            <text:p><text:span text:style-name="T1"/></text:p>
            <text:p><text:span text:style-name="T1">- a node named </text:span><text:span text:style-name="T2">nav</text:span><text:span text:style-name="T1">. <text:s/>Objects of the iris::Nav class change this node's transformation. <text:s/></text:span></text:p>
            <text:p><text:span text:style-name="T1"><text:s text:c="2"/></text:span><text:span text:style-name="T1">Models loaded under the </text:span><text:span text:style-name="T2">nav</text:span><text:span text:style-name="T1"> node move with navigation, and are in normalized units.</text:span></text:p>
            <text:p><text:span text:style-name="T1"/></text:p>
            <text:p><text:span text:style-name="T1">- a node named </text:span><text:span text:style-name="T2">pivot</text:span><text:span text:style-name="T1">. <text:s/>Objects of the iris::Nav class change this node's transformation. Models</text:span></text:p>
            <text:p><text:span text:style-name="T1"><text:s text:c="2"/></text:span><text:span text:style-name="T1">loaded under the </text:span><text:span text:style-name="T2">pivot</text:span><text:span text:style-name="T1"> node move with navigation, and are in normalized units, and reflect the <text:s text:c="8"/>position and orientation of the iris::Nav class' pivot point.</text:span></text:p>
            <text:p><text:span text:style-name="T1"/></text:p>
            <text:p><text:span text:style-name="T1">- a node named </text:span><text:span text:style-name="T2">head</text:span><text:span text:style-name="T1">. <text:s/>This is the position of the head in the virtual world. <text:s/>The setheadWand DSO <text:s text:c="2"/>updates the node's matrix to reflect changes to the dtk shared memory file "head", which in <text:s text:c="13"/>immersive systems is the tracked head. <text:s/>Models loaded under the </text:span><text:span text:style-name="T2">head</text:span><text:span text:style-name="T1"> node do not move with</text:span></text:p>
            <text:p><text:span text:style-name="T1"><text:s text:c="2"/></text:span><text:span text:style-name="T1">navigation, do move with head motions, and are in normalized units.</text:span></text:p>
            <text:p><text:span text:style-name="T1"/></text:p>
            <text:p><text:span text:style-name="T1">- a <text:s/>node named </text:span><text:span text:style-name="T2">wand</text:span><text:span text:style-name="T1">. <text:s/>This is the position of the wand in the virtual world. <text:s/>The setheadWand </text:span><text:span text:style-name="T1"><text:tab/></text:span><text:span text:style-name="T1"> <text:s text:c="4"/></text:span><text:span text:style-name="T1">DSO updates the node's matrix to reflect changes to the dtk shared memory file "wand", which in <text:s text:c="4"/>immersive systems is the tracked wand. <text:s/>Models loaded under the </text:span><text:span text:style-name="T2">wand</text:span><text:span text:style-name="T1"> node do not move with</text:span></text:p>
            <text:p><text:span text:style-name="T1"><text:s text:c="2"/></text:span><text:span text:style-name="T1">navigation, do move with wand motions, and are in normalized units.</text:span></text:p>
            <text:p><text:span text:style-name="T1"/></text:p>
            <text:p><text:span text:style-name="T1">- a light node, </text:span><text:span text:style-name="T2">light</text:span><text:span text:style-name="T1">, turned on by default, placed above and behind the viewer.</text:span></text:p>
            <text:p><text:span text:style-name="T1"/></text:p>
            <text:p><text:span text:style-name="T1">Under the </text:span><text:span text:style-name="T2">nav</text:span><text:span text:style-name="T1"> node is a node named </text:span><text:span text:style-name="T2">world</text:span><text:span text:style-name="T1">. <text:s/>Models loaded under the </text:span><text:span text:style-name="T2">world</text:span><text:span text:style-name="T1"> node move with navigation, and are in model units.</text:span></text:p>
            <text:p><text:span text:style-name="T3"/></text:p>
            <text:p><text:span text:style-name="T3">Most applications set the transformation of the world node to accommodate their model files and load their model files under the world node.</text:span></text:p>
            <text:p><text:span text:style-name="T1"/></text:p>
          </draw:text-box>
        </draw:frame>
        <draw:line draw:style-name="gr2" draw:text-style-name="P2" draw:layer="layout" svg:x1="5.712cm" svg:y1="3.131cm" svg:x2="8.24cm" svg:y2="6.218cm">
          <text:p/>
        </draw:line>
        <draw:line draw:style-name="gr2" draw:text-style-name="P2" draw:layer="layout" svg:x1="5.712cm" svg:y1="3.131cm" svg:x2="4.448cm" svg:y2="4.689cm">
          <text:p/>
        </draw:line>
        <draw:line draw:style-name="gr2" draw:text-style-name="P2" draw:layer="layout" svg:x1="5.712cm" svg:y1="3.102cm" svg:x2="9.504cm" svg:y2="4.542cm">
          <text:p/>
        </draw:line>
        <draw:line draw:style-name="gr2" draw:text-style-name="P2" draw:layer="layout" svg:x1="5.771cm" svg:y1="3.131cm" svg:x2="12.033cm" svg:y2="4.513cm">
          <text:p/>
        </draw:line>
        <draw:ellipse draw:style-name="gr3" draw:text-style-name="P2" draw:layer="layout" svg:width="1.823cm" svg:height="1.042cm" svg:x="3.572cm" svg:y="4.108cm">
          <text:p text:style-name="P2">ether</text:p>
        </draw:ellipse>
        <draw:ellipse draw:style-name="gr3" draw:text-style-name="P2" draw:layer="layout" svg:width="1.824cm" svg:height="1.042cm" svg:x="6.09cm" svg:y="4.108cm">
          <text:p text:style-name="P2">nav</text:p>
        </draw:ellipse>
        <draw:ellipse draw:style-name="gr3" draw:text-style-name="P2" draw:layer="layout" svg:width="1.824cm" svg:height="1.042cm" svg:x="7.35cm" svg:y="5.685cm">
          <text:p text:style-name="P2">world</text:p>
        </draw:ellipse>
        <draw:ellipse draw:style-name="gr3" draw:text-style-name="P2" draw:layer="layout" svg:width="1.823cm" svg:height="1.042cm" svg:x="8.609cm" svg:y="4.108cm">
          <text:p text:style-name="P2">pivot</text:p>
        </draw:ellipse>
        <draw:ellipse draw:style-name="gr3" draw:text-style-name="P2" draw:layer="layout" svg:width="1.824cm" svg:height="1.042cm" svg:x="11.126cm" svg:y="4.108cm">
          <text:p text:style-name="P2">head</text:p>
        </draw:ellipse>
        <draw:line draw:style-name="gr2" draw:text-style-name="P2" draw:layer="layout" svg:x1="5.712cm" svg:y1="3.102cm" svg:x2="14.746cm" svg:y2="4.329cm">
          <text:p/>
        </draw:line>
        <draw:line draw:style-name="gr2" draw:text-style-name="P2" draw:layer="layout" svg:x1="5.688cm" svg:y1="3.072cm" svg:x2="16.646cm" svg:y2="4.33cm">
          <text:p/>
        </draw:line>
        <draw:ellipse draw:style-name="gr3" draw:text-style-name="P2" draw:layer="layout" svg:width="1.824cm" svg:height="1.041cm" svg:x="4.831cm" svg:y="2.561cm">
          <text:p text:style-name="P2">scene</text:p>
        </draw:ellipse>
        <draw:ellipse draw:style-name="gr3" draw:text-style-name="P2" draw:layer="layout" svg:width="1.824cm" svg:height="0.971cm" svg:x="13.501cm" svg:y="4.144cm">
          <text:p text:style-name="P2">wand</text:p>
        </draw:ellipse>
        <draw:ellipse draw:style-name="gr3" draw:text-style-name="P2" draw:layer="layout" svg:width="1.824cm" svg:height="0.971cm" svg:x="15.808cm" svg:y="4.16cm">
          <text:p text:style-name="P2">light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2-08T10:44:54</meta:creation-date>
    <dc:date>2012-09-14T09:15:34</dc:date>
    <meta:editing-duration>PT2H32M11S</meta:editing-duration>
    <meta:editing-cycles>25</meta:editing-cycles>
    <meta:generator>LibreOffice/3.4$Unix LibreOffice_project/340m1$Build-502</meta:generator>
    <meta:print-date>2012-09-14T09:14:23</meta:print-date>
    <meta:document-statistic meta:object-count="15"/>
  </office:meta>
</office:document-meta>
</file>